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text:p>
      <text:p text:style-name="Text_20_body">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other things equal,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p text:style-name="Text_20_body">But 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draw:frame draw:name="img1" svg:width="0pt" svg:height="0pt"><draw:image xlink:href="Pictures/0.pdf" xlink:type="simple" xlink:show="embed" xlink:actuate="onLoad"/></draw:frame></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p text:style-name="Text_20_body">This research note advances a different theory of the relationship between mass media technology and civil war: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text:span text:style-name="T36">increases</text:span> rather than decreases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theory explains the empirical record better than Warren’s highly parsimonious theory, I pursue a strategy of increasing causal leverage relative to the original analyses (G King, Keohane, and Verba 1994, 30). First, I deduce different and more numerous observable implications for my theory, which provide more numerous opportunities for falsification. Second, I increase data-set observations by extending the original sample.(Brady and Collier 2010, 184; G King, Keohane, and Verba 1994, 30).</text:p>
      <text:p text:style-name="Text_20_body">%%%% Front-load emmpirical findings here</text:p>
      <text:p text:style-name="Text_20_body">%%%% Sketch importance and implications here</text:p>
      <text:p text:style-name="Text_20_body">%%%% Outline the rest of the article here</text:p>
      <text:h text:style-name="Heading_20_1" text:outline-level="1">Review Warren, situated by Deutsche and Anderson</text:h>
      <text:h text:style-name="Heading_20_1" text:outline-level="1">Theory</text:h>
      <text:list text:style-name="L1">
        <text:list-item>
          <text:p text:style-name="P1">observable implication 1: differenced mdi in lowest subset –&gt; civil war</text:p>
        </text:list-item>
        <text:list-item>
          <text:p text:style-name="P1">observable implication 2: tv and newspapers larger effect in lowest subset</text:p>
        </text:list-item>
        <text:list-item>
          <text:p text:style-name="P1">observable implication 3: civil war more likely after 1945 than before</text:p>
        </text:list-item>
      </text:list>
      <text:h text:style-name="Heading_20_1" text:outline-level="1">Analysis</text:h>
      <text:p text:style-name="First_20_paragraph">All models use rare-events logistic regression.<text:note text:id="ftn3" text:note-class="footnote"><text:note-citation>4</text:note-citation><text:note-body><text:p text:style-name="Footnote">Traditional logistic regression estimated by maximum-likelihood would likely underestimate the probability of civil war onsets because civil wars begin in relatively very few country-years (Gary King and Zeng 2001). There are 119 (2.06%) onsets in the full sample and 119 (2.06%) in the subset of low-MDI country years.</text:p></text:note-body></text:note></text:p>
      <text:p text:style-name="Text_20_body"><draw:frame draw:name="img2" svg:width="0pt" svg:height="0pt"><draw:image xlink:href="Pictures/1.pdf" xlink:type="simple" xlink:show="embed" xlink:actuate="onLoad"/></draw:frame></text:p>
      <text:p text:style-name="Text_20_body"><draw:frame draw:name="img3" svg:width="0pt" svg:height="0pt"><draw:image xlink:href="Pictures/2.pdf" xlink:type="simple" xlink:show="embed" xlink:actuate="onLoad"/></draw:frame></text:p>
      <text:p text:style-name="Text_20_body"><draw:frame draw:name="img4" svg:width="0pt" svg:height="0pt"><draw:image xlink:href="Pictures/3.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Brady, Henry E, and David Collier. 2010. <text:span text:style-name="T37">Rethinking</text:span><text:span text:style-name="T38"> </text:span><text:span text:style-name="T39">Social</text:span><text:span text:style-name="T40"> </text:span><text:span text:style-name="T41">Inquiry</text:span><text:span text:style-name="T42">:</text:span><text:span text:style-name="T43"> </text:span><text:span text:style-name="T44">Diverse</text:span><text:span text:style-name="T45"> </text:span><text:span text:style-name="T46">Tools</text:span><text:span text:style-name="T47">,</text:span><text:span text:style-name="T48"> </text:span><text:span text:style-name="T49">Shared</text:span><text:span text:style-name="T50"> </text:span><text:span text:style-name="T51">Standards</text:span>. Lanham: Rowman &amp; Littlefield. <text:a xlink:type="simple" xlink:href="http://books.google.co.uk/books?id=djovjEXZYccC" office:name=""><text:span text:style-name="Definition">http://books.google.co.uk/books?id=djovjEXZYccC</text:span></text:a>.</text:p>
      <text:p text:style-name="Text_20_body">Im, Kyung So, M Hashem Pesaran, and Yongcheol Shin. 2003. “Testing for Unit Roots in Heterogeneous Panels.” <text:span text:style-name="T52">Journal</text:span><text:span text:style-name="T53"> </text:span><text:span text:style-name="T54">of</text:span><text:span text:style-name="T55"> </text:span><text:span text:style-name="T56">Econometrics</text:span> 115(1): 53–74. <text:a xlink:type="simple" xlink:href="http://linkinghub.elsevier.com/retrieve/pii/S0304407603000927" office:name=""><text:span text:style-name="Definition">http://linkinghub.elsevier.com/retrieve/pii/S0304407603000927</text:span></text:a>.</text:p>
      <text:p text:style-name="Text_20_body">King, G, R O Keohane, and S Verba. 1994. <text:span text:style-name="T57">Designing</text:span><text:span text:style-name="T58"> </text:span><text:span text:style-name="T59">Social</text:span><text:span text:style-name="T60"> </text:span><text:span text:style-name="T61">Inquiry</text:span><text:span text:style-name="T62">:</text:span><text:span text:style-name="T63"> </text:span><text:span text:style-name="T64">Scientific</text:span><text:span text:style-name="T65"> </text:span><text:span text:style-name="T66">Inference</text:span><text:span text:style-name="T67"> </text:span><text:span text:style-name="T68">in</text:span><text:span text:style-name="T69"> </text:span><text:span text:style-name="T70">Qualitative</text:span><text:span text:style-name="T71"> </text:span><text:span text:style-name="T72">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73">Political</text:span><text:span text:style-name="T74"> </text:span><text:span text:style-name="T75">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76">Journal</text:span><text:span text:style-name="T77"> </text:span><text:span text:style-name="T78">of</text:span><text:span text:style-name="T79"> </text:span><text:span text:style-name="T80">Econometrics</text:span> 108(1): 1–24. <text:a xlink:type="simple" xlink:href="http://linkinghub.elsevier.com/retrieve/pii/S0304407601000987" office:name=""><text:span text:style-name="Definition">http://linkinghub.elsevier.com/retrieve/pii/S030440760100098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